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718fb" officeooo:paragraph-rsid="002718fb"/>
    </style:style>
    <style:style style:name="P2" style:family="paragraph" style:parent-style-name="Footer">
      <style:text-properties officeooo:paragraph-rsid="00273f78"/>
    </style:style>
    <style:style style:name="P3" style:family="paragraph" style:parent-style-name="Code">
      <style:text-properties officeooo:rsid="002f0727" officeooo:paragraph-rsid="00343c57"/>
    </style:style>
    <style:style style:name="P4" style:family="paragraph" style:parent-style-name="Code">
      <style:text-properties officeooo:paragraph-rsid="00343c57"/>
    </style:style>
    <style:style style:name="P5" style:family="paragraph" style:parent-style-name="Code">
      <style:text-properties officeooo:paragraph-rsid="00348625"/>
    </style:style>
    <style:style style:name="P6" style:family="paragraph" style:parent-style-name="Code">
      <style:text-properties fo:font-style="normal" officeooo:rsid="000de4f3" officeooo:paragraph-rsid="00343c57" style:font-style-asian="normal" style:font-style-complex="normal"/>
    </style:style>
    <style:style style:name="P7" style:family="paragraph" style:parent-style-name="Heading">
      <style:text-properties officeooo:paragraph-rsid="002718fb"/>
    </style:style>
    <style:style style:name="P8" style:family="paragraph" style:parent-style-name="Text_20_body">
      <style:text-properties fo:font-style="normal" officeooo:rsid="000de4f3" officeooo:paragraph-rsid="001dad99" style:font-style-asian="normal" style:font-style-complex="normal"/>
    </style:style>
    <style:style style:name="P9" style:family="paragraph" style:parent-style-name="Text_20_body">
      <style:text-properties officeooo:paragraph-rsid="002a5a64"/>
    </style:style>
    <style:style style:name="P10" style:family="paragraph" style:parent-style-name="Text_20_body">
      <style:text-properties officeooo:rsid="001dad99" officeooo:paragraph-rsid="002a5a64"/>
    </style:style>
    <style:style style:name="P11" style:family="paragraph" style:parent-style-name="Text_20_body">
      <style:text-properties officeooo:rsid="002a5a64" officeooo:paragraph-rsid="002a5a64"/>
    </style:style>
    <style:style style:name="P12" style:family="paragraph" style:parent-style-name="Heading_20_1">
      <style:text-properties style:font-name="Liberation Sans" fo:font-size="18pt" fo:font-weight="bold" officeooo:rsid="0029ba86" officeooo:paragraph-rsid="0029ba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" style:family="paragraph" style:parent-style-name="Text_20_body">
      <style:text-properties fo:font-style="normal" officeooo:rsid="0042aac3" officeooo:paragraph-rsid="0042aac3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8625" style:font-weight-asian="bold" style:font-weight-complex="bold"/>
    </style:style>
    <style:style style:name="T3" style:family="text">
      <style:text-properties fo:font-size="10pt" officeooo:rsid="00273f78"/>
    </style:style>
    <style:style style:name="T4" style:family="text">
      <style:text-properties officeooo:rsid="0019426b"/>
    </style:style>
    <style:style style:name="T5" style:family="text">
      <style:text-properties officeooo:rsid="001d73cf"/>
    </style:style>
    <style:style style:name="T6" style:family="text">
      <style:text-properties officeooo:rsid="001ae65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1f1f" style:font-style-asian="normal" style:font-style-complex="normal"/>
    </style:style>
    <style:style style:name="T9" style:family="text">
      <style:text-properties fo:font-style="normal" officeooo:rsid="002718fb" style:font-style-asian="normal" style:font-style-complex="normal"/>
    </style:style>
    <style:style style:name="T10" style:family="text">
      <style:text-properties fo:font-style="normal" fo:font-weight="normal" officeooo:rsid="002718fb" style:font-style-asian="normal" style:font-weight-asian="normal" style:font-style-complex="normal" style:font-weight-complex="normal"/>
    </style:style>
    <style:style style:name="T11" style:family="text">
      <style:text-properties officeooo:rsid="002a5a64"/>
    </style:style>
    <style:style style:name="T12" style:family="text">
      <style:text-properties officeooo:rsid="002b6c00"/>
    </style:style>
    <style:style style:name="T13" style:family="text">
      <style:text-properties officeooo:rsid="002bf54d"/>
    </style:style>
    <style:style style:name="T14" style:family="text">
      <style:text-properties officeooo:rsid="002dcbf0"/>
    </style:style>
    <style:style style:name="T15" style:family="text">
      <style:text-properties officeooo:rsid="002f0727"/>
    </style:style>
    <style:style style:name="T16" style:family="text">
      <style:text-properties fo:color="#000000" style:font-name="Courier New" fo:font-size="10pt" officeooo:rsid="002f0727"/>
    </style:style>
    <style:style style:name="T17" style:family="text">
      <style:text-properties fo:color="#000000" style:font-name="Courier New" fo:font-size="10pt" officeooo:rsid="00348625"/>
    </style:style>
    <style:style style:name="T18" style:family="text">
      <style:text-properties fo:color="#000000" style:font-name="Courier New" fo:font-size="10pt" officeooo:rsid="0035f439"/>
    </style:style>
    <style:style style:name="T19" style:family="text">
      <style:text-properties fo:color="#000000" style:font-name="Courier New" fo:font-size="10pt" officeooo:rsid="0042aac3"/>
    </style:style>
    <style:style style:name="T20" style:family="text">
      <style:text-properties officeooo:rsid="003238af"/>
    </style:style>
    <style:style style:name="T21" style:family="text">
      <style:text-properties officeooo:rsid="003357b2"/>
    </style:style>
    <style:style style:name="T22" style:family="text">
      <style:text-properties officeooo:rsid="00348625"/>
    </style:style>
    <style:style style:name="T23" style:family="text">
      <style:text-properties officeooo:rsid="0037660e"/>
    </style:style>
    <style:style style:name="T24" style:family="text">
      <style:text-properties officeooo:rsid="0041d75b"/>
    </style:style>
    <style:style style:name="T25" style:family="text">
      <style:text-properties officeooo:rsid="0042aac3"/>
    </style:style>
    <style:style style:name="T26" style:family="text">
      <style:text-properties officeooo:rsid="000de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Si</text:span><text:span text:style-name="T7">ngle responsibility principle</text:span></text:p>
      <text:p text:style-name="Text_20_body"><text:span text:style-name="T10">Principe de</text:span><text:span text:style-name="T7"> </text:span><text:span text:style-name="T8">r</text:span><text:span text:style-name="T7">esponsabilité unique</text:span></text:p>
      <text:p text:style-name="Text_20_body"/>
      <text:p text:style-name="Text_20_body"><text:span text:style-name="T5">U</text:span>ne classe, une fonction ou une méthode doit avoir une et une seule responsabilité. <text:span text:style-name="T6">U</text:span>ne classe ne doit changer que pour une seule raison.</text:p>
      <text:p text:style-name="Text_20_body">Si une classe a plus d’une responsabilité, alors ces responsabilités deviennent couplées et des modifications apportées à l’une peuvent porter atteinte à l’autre.</text:p>
      <text:p text:style-name="Text_20_body"/>
      <text:h text:style-name="P12" text:outline-level="1">Exemple</text:h>
      <text:p text:style-name="P9"><text:span text:style-name="T13">Une</text:span><text:span text:style-name="T12"> classe</text:span><text:span text:style-name="T11"> </text:span><text:span text:style-name="T15">Rectangle</text:span><text:span text:style-name="T14"> qui </text:span><text:span text:style-name="T21">a</text:span><text:span text:style-name="T14"> la responsabilité de calcul </text:span><text:span text:style-name="T23">(</text:span><text:span text:style-name="T14">aire </text:span><text:span text:style-name="T23">et périmètre)</text:span><text:span text:style-name="T14"> et la responsabilité de gérer l’export de ses propriétés </text:span><text:span text:style-name="T21">ne respecte pas le principe de responsabilité unique.</text:span></text:p>
      <text:p text:style-name="P11"/>
      <text:p text:style-name="Code">public class Person {</text:p>
      <text:p text:style-name="Code"/>
      <text:p text:style-name="Code"><text:tab/>private String name;</text:p>
      <text:p text:style-name="Code"><text:tab/>private String birthdate;</text:p>
      <text:p text:style-name="Code"><text:tab/>private int size;</text:p>
      <text:p text:style-name="Code"><text:tab/>private int weigth;</text:p>
      <text:p text:style-name="Code"/>
      <text:p text:style-name="Code"><text:tab/>public String getName() {</text:p>
      <text:p text:style-name="Code"><text:tab/><text:tab/>return name;</text:p>
      <text:p text:style-name="Code"><text:tab/>}</text:p>
      <text:p text:style-name="Code"/>
      <text:p text:style-name="Code"><text:tab/>boolean isBirthday() {</text:p>
      <text:p text:style-name="Code"><text:tab/><text:tab/></text:p>
      <text:p text:style-name="Code"><text:tab/><text:tab/>LocalDate now = LocalDate.now();</text:p>
      <text:p text:style-name="Code"><text:tab/><text:tab/>LocalDate birthday = LocalDate.parse(birthdate);</text:p>
      <text:p text:style-name="Code"><text:tab/><text:tab/></text:p>
      <text:p text:style-name="Code"><text:tab/><text:tab/>return now.getMonth().equals(birthday.getMonth())</text:p>
      <text:p text:style-name="Code"><text:tab/><text:tab/><text:tab/><text:tab/>&amp;&amp; now.getDayOfMonth() == birthday.getDayOfMonth();</text:p>
      <text:p text:style-name="Code"><text:tab/>}</text:p>
      <text:p text:style-name="Code"/>
      <text:p text:style-name="Code"><text:tab/>// should be in an Health class</text:p>
      <text:p text:style-name="Code"><text:soft-page-break/><text:tab/>int imc() {</text:p>
      <text:p text:style-name="Code"><text:tab/><text:tab/>return weigth / (size * size);</text:p>
      <text:p text:style-name="Code"><text:tab/>}</text:p>
      <text:p text:style-name="Code">}</text:p>
      <text:p text:style-name="P10"/>
      <text:p text:style-name="P13">La classe Person a trop de responsabilités : i<text:span text:style-name="T20">l serait préférable de déplacer la méthode </text:span>imc <text:span text:style-name="T20">dans une classe dédiée à la gestion d</text:span><text:span text:style-name="T24">e la santé</text:span><text:span text:style-name="T20">.</text:span></text:p>
      <text:p text:style-name="P8"/>
      <text:p text:style-name="P4">class <text:span text:style-name="T19">Health</text:span> {</text:p>
      <text:p text:style-name="P4"><text:tab/><text:tab/><text:span text:style-name="T22">static </text:span><text:span text:style-name="T17">String</text:span><text:span text:style-name="T16"> </text:span><text:span text:style-name="T2">export</text:span><text:span text:style-name="T15">(</text:span><text:span text:style-name="T22">Rectangle r</text:span><text:span text:style-name="T15">) {</text:span></text:p>
      <text:p text:style-name="P5"><text:tab/><text:tab/><text:tab/><text:span text:style-name="T15">return "</text:span><text:span text:style-name="T16">width =" + </text:span><text:span text:style-name="T17">r.getW</text:span><text:span text:style-name="T16">idth</text:span><text:span text:style-name="T18">()</text:span><text:span text:style-name="T16"> + ", heigth=" + <text:tab/><text:tab/><text:tab/><text:tab/><text:tab/><text:tab/></text:span><text:span text:style-name="T17">r.getH</text:span><text:span text:style-name="T16">eigth</text:span><text:span text:style-name="T18">()</text:span><text:span text:style-name="T16">;</text:span></text:p>
      <text:p text:style-name="P3"><text:tab/><text:tab/>}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.199cm" fo:margin-bottom="0.199cm" loext:contextual-spacing="tru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next-style-name="Text_20_body" style:auto-update="true" style:default-outline-level="1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353cm" fo:margin-bottom="0.212cm" loext:contextual-spacing="false"/>
      <style:text-properties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1" style:next-style-name="Text_20_body" style:auto-update="true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/>
      <style:text-properties fo:font-size="9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de" style:family="paragraph" style:parent-style-name="Text_20_body" style:auto-update="true">
      <loext:graphic-properties draw:fill="solid" draw:fill-color="#ffffff" draw:opacity="100%"/>
      <style:paragraph-properties fo:margin-left="0.3cm" fo:margin-right="0.3cm" fo:margin-top="0.199cm" fo:margin-bottom="0cm" loext:contextual-spacing="false" fo:text-align="start" style:justify-single-word="false" fo:text-indent="0cm" style:auto-text-indent="false" fo:background-color="#ffffff" fo:padding-left="1cm" fo:padding-right="0cm" fo:padding-top="0cm" fo:padding-bottom="0cm" fo:border="0.06pt solid #000000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2718fb" officeooo:paragraph-rsid="002718fb"/>
    </style:style>
    <style:style style:name="MP2" style:family="paragraph" style:parent-style-name="Footer">
      <style:text-properties officeooo:paragraph-rsid="00273f78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officeooo:rsid="00273f78"/>
    </style:style>
    <style:style style:name="MT3" style:family="text">
      <style:text-properties officeooo:rsid="001942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sign pattern - <text:span text:style-name="MT1">S</text:span>OLID</text:p>
      </style:header>
      <style:footer>
        <text:p text:style-name="MP2"><text:span text:style-name="MT2">Olivier MATHÉ</text:span><text:span text:style-name="MT3"><text:tab/>page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16:51.454260851</meta:creation-date>
    <dc:title>OMA</dc:title>
    <meta:editing-duration>P5DT1H44M26S</meta:editing-duration>
    <meta:editing-cycles>28</meta:editing-cycles>
    <meta:generator>LibreOffice/6.4.7.2$Linux_X86_64 LibreOffice_project/40$Build-2</meta:generator>
    <dc:date>2021-12-20T16:55:26.810644624</dc:date>
    <meta:print-date>2021-11-24T11:34:45.704375175</meta:print-date>
    <meta:document-statistic meta:table-count="0" meta:image-count="0" meta:object-count="0" meta:page-count="2" meta:paragraph-count="35" meta:word-count="197" meta:character-count="1312" meta:non-whitespace-character-count="1106"/>
    <meta:template xlink:type="simple" xlink:actuate="onRequest" xlink:title="OMA" xlink:href="../../../../../../../../home/olivier/Templates/OMA.ott" meta:date="2021-11-23T13:16:51.122963662"/>
  </office:meta>
</office:document-meta>
</file>